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9.399cm" table:align="margins"/>
    </style:style>
    <style:style style:name="Tableau7.A" style:family="table-column">
      <style:table-column-properties style:column-width="9.7cm" style:rel-column-width="32767*"/>
    </style:style>
    <style:style style:name="Tableau7.B" style:family="table-column">
      <style:table-column-properties style:column-width="9.7cm" style:rel-column-width="32768*"/>
    </style:style>
    <style:style style:name="Tableau7.A1" style:family="table-cell">
      <style:table-cell-properties fo:padding="0.097cm" fo:border-left="none" fo:border-right="none" fo:border-top="none" fo:border-bottom="2pt solid #000000"/>
    </style:style>
    <style:style style:name="Tableau1" style:family="table">
      <style:table-properties style:width="19.399cm" style:rel-width="100%" table:align="center"/>
    </style:style>
    <style:style style:name="Tableau1.A" style:family="table-column">
      <style:table-column-properties style:column-width="5.369cm" style:rel-column-width="3044*"/>
    </style:style>
    <style:style style:name="Tableau1.B" style:family="table-column">
      <style:table-column-properties style:column-width="14.03cm" style:rel-column-width="7954*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3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au1.B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none"/>
    </style:style>
    <style:style style:name="Tableau1.B4" style:family="table-cell">
      <style:table-cell-properties fo:padding="0.097cm" fo:border-left="0.05pt solid #000000" fo:border-right="0.05pt solid #000000" fo:border-top="none" fo:border-bottom="none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399cm" style:rel-width="100%" table:align="center"/>
    </style:style>
    <style:style style:name="Tableau2.A" style:family="table-column">
      <style:table-column-properties style:column-width="5.369cm" style:rel-column-width="3044*"/>
    </style:style>
    <style:style style:name="Tableau2.B" style:family="table-column">
      <style:table-column-properties style:column-width="14.03cm" style:rel-column-width="7954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="0.05pt solid #000000"/>
    </style:style>
    <style:style style:name="Tableau3" style:family="table">
      <style:table-properties style:width="19.399cm" style:rel-width="100%" table:align="center"/>
    </style:style>
    <style:style style:name="Tableau3.A" style:family="table-column">
      <style:table-column-properties style:column-width="5.369cm" style:rel-column-width="3044*"/>
    </style:style>
    <style:style style:name="Tableau3.B" style:family="table-column">
      <style:table-column-properties style:column-width="14.03cm" style:rel-column-width="7954*"/>
    </style:style>
    <style:style style:name="Tableau3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="0.05pt solid #000000"/>
    </style:style>
    <style:style style:name="Tableau4" style:family="table">
      <style:table-properties style:width="19.399cm" style:rel-width="100%" table:align="center"/>
    </style:style>
    <style:style style:name="Tableau4.A" style:family="table-column">
      <style:table-column-properties style:column-width="5.369cm" style:rel-column-width="3044*"/>
    </style:style>
    <style:style style:name="Tableau4.B" style:family="table-column">
      <style:table-column-properties style:column-width="14.03cm" style:rel-column-width="7954*"/>
    </style:style>
    <style:style style:name="Tableau4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="0.05pt solid #000000"/>
    </style:style>
    <style:style style:name="Tableau5" style:family="table">
      <style:table-properties style:width="19.399cm" style:rel-width="100%" table:align="center"/>
    </style:style>
    <style:style style:name="Tableau5.A" style:family="table-column">
      <style:table-column-properties style:column-width="9.7cm" style:rel-column-width="5499*"/>
    </style:style>
    <style:style style:name="Tableau5.A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5.A2" style:family="table-cell">
      <style:table-cell-properties fo:padding="0.097cm" fo:border-left="0.05pt solid #000000" fo:border-right="0.05pt solid #000000" fo:border-top="none" fo:border-bottom="none"/>
    </style:style>
    <style:style style:name="Tableau5.A3" style:family="table-cell">
      <style:table-cell-properties fo:background-color="#eeeeee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none"/>
    </style:style>
    <style:style style:name="Tableau5.B7" style:family="table-cell">
      <style:table-cell-properties fo:padding="0.097cm" fo:border-left="0.05pt solid #000000" fo:border-right="0.05pt solid #000000" fo:border-top="none" fo:border-bottom="none"/>
    </style:style>
    <style:style style:name="Tableau6" style:family="table">
      <style:table-properties style:width="19.399cm" style:rel-width="100%" table:align="center"/>
    </style:style>
    <style:style style:name="Tableau6.A" style:family="table-column">
      <style:table-column-properties style:column-width="5.794cm" style:rel-column-width="3285*"/>
    </style:style>
    <style:style style:name="Tableau6.B" style:family="table-column">
      <style:table-column-properties style:column-width="13.605cm" style:rel-column-width="7713*"/>
    </style:style>
    <style:style style:name="Tableau6.A1" style:family="table-cell">
      <style:table-cell-properties fo:background-color="#eeeeee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3" style:family="table-cell">
      <style:table-cell-properties fo:padding="0.097cm" fo:border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Preformatted_20_Text">
      <loext:graphic-properties draw:fill="none" draw:fill-color="#dddddd"/>
      <style:paragraph-properties fo:background-color="transparent"/>
      <style:text-properties style:font-name="Liberation Sans" fo:font-size="10pt" fo:font-weight="bold" officeooo:paragraph-rsid="00110b79" style:font-name-asian="DejaVu Sans Mono" style:font-size-asian="10pt" style:font-weight-asian="bold" style:font-name-complex="Liberation Mono" style:font-size-complex="10pt" style:font-weight-complex="bold"/>
    </style:style>
    <style:style style:name="P3" style:family="paragraph" style:parent-style-name="Preformatted_20_Text">
      <loext:graphic-properties draw:fill="none" draw:fill-color="#dddddd"/>
      <style:paragraph-properties fo:background-color="transparent"/>
      <style:text-properties style:font-name="Liberation Sans" fo:font-size="10pt" fo:font-weight="bold" officeooo:rsid="0012cb9e" officeooo:paragraph-rsid="0012cb9e" style:font-name-asian="DejaVu Sans Mono" style:font-size-asian="10pt" style:font-weight-asian="bold" style:font-name-complex="Liberation Mono" style:font-size-complex="10pt" style:font-weight-complex="bold"/>
    </style:style>
    <style:style style:name="P4" style:family="paragraph" style:parent-style-name="Preformatted_20_Text">
      <loext:graphic-properties draw:fill="none" draw:fill-color="#dddddd"/>
      <style:paragraph-properties fo:background-color="transparent"/>
      <style:text-properties style:font-name="Liberation Sans" fo:font-size="10pt" fo:font-weight="bold" officeooo:paragraph-rsid="00149405" style:font-name-asian="DejaVu Sans Mono" style:font-size-asian="10pt" style:font-weight-asian="bold" style:font-name-complex="Liberation Mono" style:font-size-complex="10pt" style:font-weight-complex="bold"/>
    </style:style>
    <style:style style:name="P5" style:family="paragraph" style:parent-style-name="Preformatted_20_Text">
      <style:text-properties style:font-name="Liberation Sans" fo:font-size="10pt" fo:font-weight="bold" officeooo:paragraph-rsid="001bf802" style:font-name-asian="DejaVu Sans Mono" style:font-size-asian="10pt" style:font-weight-asian="bold" style:font-name-complex="Liberation Mono" style:font-size-complex="10pt" style:font-weight-complex="bold"/>
    </style:style>
    <style:style style:name="P6" style:family="paragraph" style:parent-style-name="Preformatted_20_Text">
      <style:text-properties style:font-name="Liberation Sans" fo:font-size="10pt" fo:font-weight="bold" officeooo:paragraph-rsid="0022ae45" style:font-name-asian="DejaVu Sans Mono" style:font-size-asian="10pt" style:font-weight-asian="bold" style:font-name-complex="Liberation Mono" style:font-size-complex="10pt" style:font-weight-complex="bold"/>
    </style:style>
    <style:style style:name="P7" style:family="paragraph" style:parent-style-name="Preformatted_20_Text">
      <style:text-properties style:font-name="Liberation Sans" fo:font-size="10pt" fo:font-weight="bold" officeooo:rsid="001e0f92" officeooo:paragraph-rsid="001e0f92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style:font-name="Liberation Sans" fo:font-size="10pt" officeooo:paragraph-rsid="00110b79" style:font-name-asian="DejaVu Sans Mono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Sans" fo:font-size="10pt" officeooo:paragraph-rsid="0012cb9e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Sans" fo:font-size="10pt" officeooo:paragraph-rsid="00149405" style:font-name-asian="DejaVu Sans Mono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Sans" fo:font-size="10pt" officeooo:paragraph-rsid="00467850" style:font-name-asian="DejaVu Sans Mono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Sans" fo:font-size="10pt" style:font-size-asian="10pt" style:font-size-complex="10pt"/>
    </style:style>
    <style:style style:name="P13" style:family="paragraph" style:parent-style-name="Preformatted_20_Text">
      <style:text-properties style:font-name="Liberation Sans" fo:font-size="10pt" officeooo:paragraph-rsid="0012cb9e" style:font-size-asian="10pt" style:font-size-complex="10pt"/>
    </style:style>
    <style:style style:name="P14" style:family="paragraph" style:parent-style-name="Preformatted_20_Text">
      <style:text-properties style:font-name="Liberation Sans" fo:font-size="10pt" officeooo:paragraph-rsid="00149405" style:font-size-asian="10pt" style:font-size-complex="10pt"/>
    </style:style>
    <style:style style:name="P15" style:family="paragraph" style:parent-style-name="Preformatted_20_Text">
      <style:text-properties style:font-name="Liberation Sans" fo:font-size="10pt" officeooo:rsid="00149405" officeooo:paragraph-rsid="003cae82" style:font-size-asian="10pt" style:font-size-complex="10pt"/>
    </style:style>
    <style:style style:name="P16" style:family="paragraph" style:parent-style-name="Preformatted_20_Text">
      <style:text-properties style:font-name="Liberation Sans" fo:font-size="10pt" officeooo:paragraph-rsid="001bf802" style:font-size-asian="10pt" style:font-size-complex="10pt"/>
    </style:style>
    <style:style style:name="P17" style:family="paragraph" style:parent-style-name="Preformatted_20_Text">
      <style:text-properties style:font-name="Liberation Sans" fo:font-size="10pt" officeooo:paragraph-rsid="0022ae45" style:font-size-asian="10pt" style:font-size-complex="10pt"/>
    </style:style>
    <style:style style:name="P18" style:family="paragraph" style:parent-style-name="Preformatted_20_Text">
      <style:text-properties style:font-name="Liberation Sans" fo:font-size="10pt" fo:font-style="italic" officeooo:paragraph-rsid="001bf802" style:font-name-asian="DejaVu Sans Mono" style:font-size-asian="10pt" style:font-style-asian="italic" style:font-name-complex="Liberation Mono" style:font-size-complex="10pt" style:font-style-complex="italic"/>
    </style:style>
    <style:style style:name="P19" style:family="paragraph" style:parent-style-name="Preformatted_20_Text">
      <loext:graphic-properties draw:fill="none"/>
      <style:paragraph-properties fo:margin-top="0cm" fo:margin-bottom="0.101cm" loext:contextual-spacing="false" fo:background-color="transparent"/>
      <style:text-properties style:font-name="Liberation Sans" fo:font-size="10pt" fo:font-style="italic" officeooo:rsid="003e1dbc" officeooo:paragraph-rsid="0048a4ca" style:font-name-asian="DejaVu Sans Mono" style:font-size-asian="10pt" style:font-style-asian="italic" style:font-name-complex="Liberation Mono" style:font-size-complex="10pt" style:font-style-complex="italic"/>
    </style:style>
    <style:style style:name="P20" style:family="paragraph" style:parent-style-name="Preformatted_20_Text">
      <loext:graphic-properties draw:fill="none"/>
      <style:paragraph-properties fo:margin-top="0cm" fo:margin-bottom="0.101cm" loext:contextual-spacing="false" fo:background-color="transparent"/>
      <style:text-properties style:font-name="Liberation Sans" fo:font-size="10pt" fo:font-style="italic" officeooo:rsid="0048a4ca" officeooo:paragraph-rsid="0048a4ca" style:font-name-asian="DejaVu Sans Mono" style:font-size-asian="10pt" style:font-style-asian="italic" style:font-name-complex="Liberation Mono" style:font-size-complex="10pt" style:font-style-complex="italic"/>
    </style:style>
    <style:style style:name="P21" style:family="paragraph" style:parent-style-name="Table_20_Contents">
      <style:text-properties style:font-name="Liberation Sans" fo:font-size="10pt" fo:font-weight="bold" officeooo:rsid="003a3fd0" officeooo:paragraph-rsid="003a3fd0" style:font-name-asian="DejaVu Sans Mono" style:font-size-asian="10pt" style:font-weight-asian="bold" style:font-name-complex="Liberation Mono" style:font-size-complex="10pt" style:font-weight-complex="bold"/>
    </style:style>
    <style:style style:name="P22" style:family="paragraph" style:parent-style-name="Table_20_Contents">
      <loext:graphic-properties draw:fill="none" draw:fill-color="#dddddd"/>
      <style:paragraph-properties fo:background-color="transparent"/>
      <style:text-properties style:font-name="Liberation Sans" fo:font-size="10pt" fo:font-weight="bold" officeooo:rsid="001bf802" officeooo:paragraph-rsid="00149405" style:font-name-asian="DejaVu Sans Mono" style:font-size-asian="10pt" style:font-weight-asian="bold" style:font-name-complex="Liberation Mono" style:font-size-complex="10pt" style:font-weight-complex="bold"/>
    </style:style>
    <style:style style:name="P23" style:family="paragraph" style:parent-style-name="Table_20_Contents">
      <style:text-properties style:font-name="Liberation Sans" fo:font-size="10pt" fo:font-weight="bold" officeooo:rsid="0022ae45" officeooo:paragraph-rsid="0022ae45" style:font-name-asian="DejaVu Sans Mono" style:font-size-asian="10pt" style:font-weight-asian="bold" style:font-name-complex="Liberation Mono" style:font-size-complex="10pt" style:font-weight-complex="bold"/>
    </style:style>
    <style:style style:name="P24" style:family="paragraph" style:parent-style-name="Table_20_Contents">
      <style:text-properties style:font-name="Liberation Sans" fo:font-size="10pt" style:font-name-asian="DejaVu Sans Mono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Sans" fo:font-size="10pt" officeooo:rsid="003a3fd0" officeooo:paragraph-rsid="003a3fd0" style:font-name-asian="DejaVu Sans Mono" style:font-size-asian="10pt" style:font-name-complex="Liberation Mono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Liberation Sans" fo:font-size="10pt" officeooo:rsid="003a3fd0" officeooo:paragraph-rsid="003a3fd0" style:font-name-asian="DejaVu Sans Mono" style:font-size-asian="10pt" style:font-name-complex="Liberation Mono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Liberation Sans" fo:font-size="10pt" officeooo:rsid="003bd9b9" officeooo:paragraph-rsid="003bd9b9" style:font-name-asian="DejaVu Sans Mono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Sans" fo:font-size="10pt" officeooo:rsid="00149405" officeooo:paragraph-rsid="00149405" style:font-name-asian="DejaVu Sans Mono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Sans" fo:font-size="10pt" officeooo:rsid="00425c07" officeooo:paragraph-rsid="00425c07" style:font-name-asian="DejaVu Sans Mono" style:font-size-asian="10pt" style:font-name-complex="Liberation Mono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Liberation Sans" fo:font-size="10pt" officeooo:rsid="0049a4a0" officeooo:paragraph-rsid="0049a4a0" style:font-name-asian="DejaVu Sans Mono" style:font-size-asian="10pt" style:font-name-complex="Liberation Mono" style:font-size-complex="10pt"/>
    </style:style>
    <style:style style:name="P31" style:family="paragraph" style:parent-style-name="Standard" style:list-style-name="L7">
      <style:text-properties style:font-name="Liberation Sans" fo:font-size="10pt" officeooo:paragraph-rsid="001e0f92" style:font-size-asian="10pt" style:font-size-complex="10pt"/>
    </style:style>
    <style:style style:name="P32" style:family="paragraph" style:parent-style-name="Preformatted_20_Text">
      <style:text-properties style:font-name="Liberation Sans" fo:font-size="10pt" style:font-size-asian="10pt" style:font-size-complex="10pt"/>
    </style:style>
    <style:style style:name="P33" style:family="paragraph" style:parent-style-name="Preformatted_20_Text" style:list-style-name="L1">
      <style:text-properties style:font-name="Liberation Sans" fo:font-size="10pt" officeooo:paragraph-rsid="0012cb9e" style:font-size-asian="10pt" style:font-size-complex="10pt"/>
    </style:style>
    <style:style style:name="P34" style:family="paragraph" style:parent-style-name="Preformatted_20_Text" style:list-style-name="L3">
      <style:text-properties style:font-name="Liberation Sans" fo:font-size="10pt" officeooo:paragraph-rsid="00149405" style:font-size-asian="10pt" style:font-size-complex="10pt"/>
    </style:style>
    <style:style style:name="P35" style:family="paragraph" style:parent-style-name="Preformatted_20_Text" style:list-style-name="L4">
      <style:text-properties style:font-name="Liberation Sans" fo:font-size="10pt" officeooo:paragraph-rsid="00149405" style:font-size-asian="10pt" style:font-size-complex="10pt"/>
    </style:style>
    <style:style style:name="P36" style:family="paragraph" style:parent-style-name="Preformatted_20_Text" style:list-style-name="L5">
      <style:text-properties style:font-name="Liberation Sans" fo:font-size="10pt" officeooo:paragraph-rsid="00149405" style:font-size-asian="10pt" style:font-size-complex="10pt"/>
    </style:style>
    <style:style style:name="P37" style:family="paragraph" style:parent-style-name="Preformatted_20_Text" style:list-style-name="L5">
      <style:text-properties style:font-name="Liberation Sans" fo:font-size="10pt" officeooo:paragraph-rsid="003cae82" style:font-size-asian="10pt" style:font-size-complex="10pt"/>
    </style:style>
    <style:style style:name="P38" style:family="paragraph" style:parent-style-name="Preformatted_20_Text" style:list-style-name="L6">
      <style:text-properties style:font-name="Liberation Sans" fo:font-size="10pt" officeooo:paragraph-rsid="00149405" style:font-size-asian="10pt" style:font-size-complex="10pt"/>
    </style:style>
    <style:style style:name="P39" style:family="paragraph" style:parent-style-name="Preformatted_20_Text" style:list-style-name="L7">
      <style:text-properties style:font-name="Liberation Sans" fo:font-size="10pt" officeooo:paragraph-rsid="001e0f92" style:font-size-asian="10pt" style:font-size-complex="10pt"/>
    </style:style>
    <style:style style:name="P40" style:family="paragraph" style:parent-style-name="Preformatted_20_Text" style:list-style-name="L7">
      <style:text-properties style:font-name="Liberation Sans" fo:font-size="10pt" officeooo:rsid="001e0f92" officeooo:paragraph-rsid="001e0f92" style:font-size-asian="10pt" style:font-size-complex="10pt"/>
    </style:style>
    <style:style style:name="P41" style:family="paragraph" style:parent-style-name="Preformatted_20_Text" style:list-style-name="L8">
      <style:text-properties style:font-name="Liberation Sans" fo:font-size="10pt" officeooo:paragraph-rsid="0022ae45" style:font-size-asian="10pt" style:font-size-complex="10pt"/>
    </style:style>
    <style:style style:name="P42" style:family="paragraph" style:parent-style-name="Preformatted_20_Text" style:list-style-name="L1">
      <style:text-properties style:font-name="Liberation Sans" fo:font-size="10pt" officeooo:paragraph-rsid="0012cb9e" style:font-name-asian="DejaVu Sans Mono" style:font-size-asian="10pt" style:font-name-complex="Liberation Mono" style:font-size-complex="10pt"/>
    </style:style>
    <style:style style:name="P43" style:family="paragraph" style:parent-style-name="Preformatted_20_Text" style:list-style-name="L8">
      <style:text-properties style:font-name="Liberation Sans" fo:font-size="10pt" officeooo:paragraph-rsid="0022ae45" style:font-name-asian="DejaVu Sans Mono" style:font-size-asian="10pt" style:font-name-complex="Liberation Mono" style:font-size-complex="10pt"/>
    </style:style>
    <style:style style:name="P44" style:family="paragraph" style:parent-style-name="Preformatted_20_Text" style:list-style-name="L6">
      <style:text-properties style:font-name="Liberation Sans" fo:font-size="10pt" fo:font-style="italic" officeooo:paragraph-rsid="00149405" style:font-name-asian="DejaVu Sans Mono" style:font-size-asian="10pt" style:font-style-asian="italic" style:font-name-complex="Liberation Mono" style:font-size-complex="10pt" style:font-style-complex="italic"/>
    </style:style>
    <style:style style:name="P45" style:family="paragraph" style:parent-style-name="Preformatted_20_Text">
      <style:text-properties style:font-name="Liberation Sans" fo:font-size="10pt" fo:font-style="italic" officeooo:paragraph-rsid="00467850" style:font-name-asian="DejaVu Sans Mono" style:font-size-asian="10pt" style:font-style-asian="italic" style:font-name-complex="Liberation Mono" style:font-size-complex="10pt" style:font-style-complex="italic"/>
    </style:style>
    <style:style style:name="P46" style:family="paragraph" style:parent-style-name="Preformatted_20_Text">
      <style:text-properties style:font-name="Liberation Sans" fo:font-size="10pt" fo:font-weight="bold" officeooo:rsid="004d8ae2" officeooo:paragraph-rsid="004d8ae2" style:font-size-asian="10pt" style:font-weight-asian="bold" style:font-size-complex="10pt" style:font-weight-complex="bold"/>
    </style:style>
    <style:style style:name="P47" style:family="paragraph" style:parent-style-name="Preformatted_20_Text" style:list-style-name="L2">
      <style:paragraph-properties fo:margin-top="0cm" fo:margin-bottom="0.101cm" loext:contextual-spacing="false"/>
      <style:text-properties style:font-name="Liberation Sans" fo:font-size="10pt" officeooo:paragraph-rsid="0012cb9e" style:font-size-asian="10pt" style:font-size-complex="10pt"/>
    </style:style>
    <style:style style:name="P48" style:family="paragraph" style:parent-style-name="Preformatted_20_Text" style:list-style-name="L2">
      <style:paragraph-properties fo:margin-top="0cm" fo:margin-bottom="0.101cm" loext:contextual-spacing="false"/>
      <style:text-properties style:font-name="Liberation Sans" fo:font-size="10pt" fo:font-style="italic" officeooo:paragraph-rsid="0012cb9e" style:font-size-asian="10pt" style:font-style-asian="italic" style:font-size-complex="10pt" style:font-style-complex="italic"/>
    </style:style>
    <style:style style:name="T1" style:family="text">
      <style:text-properties officeooo:rsid="00110b79"/>
    </style:style>
    <style:style style:name="T2" style:family="text">
      <style:text-properties officeooo:rsid="0014940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3f21" style:font-style-asian="italic" style:font-style-complex="italic"/>
    </style:style>
    <style:style style:name="T5" style:family="text">
      <style:text-properties fo:font-style="italic" officeooo:rsid="001c9493" style:font-style-asian="italic" style:font-style-complex="italic"/>
    </style:style>
    <style:style style:name="T6" style:family="text">
      <style:text-properties fo:font-style="italic" officeooo:rsid="00467850" style:font-style-asian="italic" style:font-style-complex="italic"/>
    </style:style>
    <style:style style:name="T7" style:family="text">
      <style:text-properties officeooo:rsid="0016abd5"/>
    </style:style>
    <style:style style:name="T8" style:family="text">
      <style:text-properties officeooo:rsid="001a3011"/>
    </style:style>
    <style:style style:name="T9" style:family="text">
      <style:text-properties officeooo:rsid="001e0f92"/>
    </style:style>
    <style:style style:name="T10" style:family="text">
      <style:text-properties officeooo:rsid="001fe454"/>
    </style:style>
    <style:style style:name="T11" style:family="text">
      <style:text-properties officeooo:rsid="002407e1"/>
    </style:style>
    <style:style style:name="T12" style:family="text">
      <style:text-properties officeooo:rsid="002b10c0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fo:font-style="italic" style:font-style-asian="italic" style:font-style-complex="italic"/>
    </style:style>
    <style:style style:name="T15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3ff8b4"/>
    </style:style>
    <style:style style:name="T18" style:family="text">
      <style:text-properties officeooo:rsid="004ac807"/>
    </style:style>
    <style:style style:name="T19" style:family="text">
      <style:text-properties officeooo:rsid="004bf3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4cm" fo:margin-left="0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1">Fiche pédagogique</text:p>
            <text:p text:style-name="P25"/>
            <text:p text:style-name="P25">LANCE Jean-François</text:p>
            <text:p text:style-name="P25">MOINET Dominique</text:p>
          </table:table-cell>
          <table:table-cell table:style-name="Tableau7.A1" office:value-type="string">
            <text:p text:style-name="P26">Python-web</text:p>
            <text:p text:style-name="P26"/>
            <text:p text:style-name="P27">Groupe 4</text:p>
            <text:p text:style-name="P30">(NEBUT Clémentine)</text:p>
          </table:table-cell>
        </table:table-row>
      </table:table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Résumé de l'activité</text:p>
          </table:table-cell>
          <table:table-cell table:style-name="Tableau1.B2" table:number-rows-spanned="2" office:value-type="string">
            <text:p text:style-name="P8">Mini-projet.</text:p>
            <text:p text:style-name="P8"/>
            <text:p text:style-name="P8"><text:span text:style-name="T1">T</text:span>ransformer l'application QCM réalisée en Python en serveur de QCM.</text:p>
          </table:table-cell>
        </table:table-row>
        <table:table-row>
          <table:table-cell table:style-name="Tableau1.A2" office:value-type="string">
            <text:p text:style-name="P2"/>
          </table:table-cell>
          <table:covered-table-cell/>
        </table:table-row>
        <table:table-row>
          <table:table-cell table:style-name="Tableau1.A3" office:value-type="string">
            <text:p text:style-name="P2">Problématique</text:p>
          </table:table-cell>
          <table:table-cell table:style-name="Tableau1.B4" table:number-rows-spanned="2" office:value-type="string">
            <text:p text:style-name="P13">Le TP QCM Python permet de créer un QCM s'exécutant par l'utilisateur dans la console. Ainsi, chaque utilisateur lance indépendamment sa propre application QCM avec sa propre banque de questions.</text:p>
            <text:p text:style-name="P13"/>
            <text:p text:style-name="P13">Plusieurs questions en découlent :</text:p>
            <text:p text:style-name="P13"/>
            <text:list xml:id="list1115442405" text:style-name="L1">
              <text:list-item>
                <text:p text:style-name="P33">peut-on centraliser les données du QCM (pour f<text:span text:style-name="T9">a</text:span>ciliter la mise à jour des questions,...) ?</text:p>
              </text:list-item>
              <text:list-item>
                <text:p text:style-name="P33">peut-on faire que plusieurs utilisateurs accèdent au même QCM en même temps ?</text:p>
              </text:list-item>
              <text:list-item>
                <text:p text:style-name="P42">peut-on avoir une interface accessible depuis un poste ne disposant pas de Python ?</text:p>
              </text:list-item>
            </text:list>
            <text:p text:style-name="P9"/>
          </table:table-cell>
        </table:table-row>
        <table:table-row>
          <table:table-cell table:style-name="Tableau1.A4" office:value-type="string">
            <text:p text:style-name="P2"/>
          </table:table-cell>
          <table:covered-table-cell/>
        </table:table-row>
        <table:table-row>
          <table:table-cell table:style-name="Tableau1.A3" office:value-type="string">
            <text:p text:style-name="P3">Objectifs</text:p>
          </table:table-cell>
          <table:table-cell table:style-name="Tableau1.B6" table:number-rows-spanned="2" office:value-type="string">
            <text:list xml:id="list3155116090" text:style-name="L2">
              <text:list-item>
                <text:p text:style-name="P47">À l'aide de Python créer un outil web côté serveur.</text:p>
              </text:list-item>
              <text:list-item>
                <text:p text:style-name="P47">On utilisera pour cela le module <text:span text:style-name="T16">CherryPy</text:span>.</text:p>
              </text:list-item>
              <text:list-item>
                <text:p text:style-name="P47">L'utilisateur après s'être enregistré, sera en mesure de compléter le QCM, le terminer et obtenir son score.</text:p>
              </text:list-item>
              <text:list-item>
                <text:p text:style-name="P47">Modifier l'aspect des pages web du QCM à l'aide de CSS (et de JavaScript éventuellement).</text:p>
              </text:list-item>
              <text:list-item>
                <text:p text:style-name="P48">Aller plus loin, en proposant un stockage des informations utilisateur et du score dans une structure de données.</text:p>
              </text:list-item>
            </text:list>
          </table:table-cell>
        </table:table-row>
        <table:table-row>
          <table:table-cell table:style-name="Tableau1.A6" office:value-type="string">
            <text:p text:style-name="P3"/>
          </table:table-cell>
          <table:covered-table-cell/>
        </table:table-row>
      </table:table>
      <text:p text:style-name="P12"/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urée approximative</text:p>
          </table:table-cell>
          <table:table-cell table:style-name="Tableau2.B2" table:number-rows-spanned="2" office:value-type="string">
            <text:p text:style-name="P14">Ce mini-projet peut être abordé de manière indépendante du TP QCM Python et être lancé après avoir laissé écouler quelques heures.</text:p>
            <text:p text:style-name="P14"/>
            <text:p text:style-name="P14"><text:span text:style-name="T2">Il s’agit</text:span> d'un mini-projet, la durée du déroulement peut donc varier.</text:p>
            <text:p text:style-name="P10">Partir sur une base d'une dizaine <text:span text:style-name="T2">d'heures</text:span> semble cohérent<text:span text:style-name="T12">e</text:span> sur le niveau 1ère.</text:p>
          </table:table-cell>
        </table:table-row>
        <table:table-row>
          <table:table-cell table:style-name="Tableau2.A2" office:value-type="string">
            <text:p text:style-name="P4"/>
          </table:table-cell>
          <table:covered-table-cell/>
        </table:table-row>
      </table:table>
      <text:p text:style-name="P12"/>
      <text:p text:style-name="P12"/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Niveau</text:p>
          </table:table-cell>
          <table:table-cell table:style-name="Tableau3.B2" table:number-rows-spanned="2" office:value-type="string">
            <text:p text:style-name="P28">L’activité aborde des éléments de Terminale mais qui peuvent être éludés pour des élèves de 1ère.</text:p>
            <text:p text:style-name="P28">Cela permettrait de préparer les notions à voir l’année suivante.</text:p>
            <text:p text:style-name="P28"/>
            <text:p text:style-name="P28">Cette activité pourrait être réalisée en seconde moitié de l’année de 1ère NSI <text:span text:style-name="T10">et être filée sur l’année de Terminale.</text:span></text:p>
          </table:table-cell>
        </table:table-row>
        <table:table-row>
          <table:table-cell table:style-name="Tableau3.A2" office:value-type="string">
            <text:p text:style-name="P4"/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22">Pré-requis</text:p>
          </table:table-cell>
          <table:table-cell table:style-name="Tableau4.B2" table:number-rows-spanned="2" office:value-type="string">
            <text:list xml:id="list1748786738" text:style-name="L3">
              <text:list-item>
                <text:p text:style-name="P34">Matériels.</text:p>
              </text:list-item>
            </text:list>
            <text:list xml:id="list2208811417" text:style-name="L4">
              <text:list-item>
                <text:p text:style-name="P35">sujet du mini-projet avec fichier <text:span text:style-name="T7">des questions </text:span><text:span text:style-name="T15">qcm.csv</text:span>.</text:p>
              </text:list-item>
              <text:list-item>
                <text:p text:style-name="P35">poste informatique avec une installation de Python fonctionnelle et un navigateur web.</text:p>
              </text:list-item>
              <text:list-item>
                <text:p text:style-name="P35">module <text:span text:style-name="T16">CherryPy</text:span> et ses dépendances installés et accessibles.</text:p>
              </text:list-item>
              <text:list-item>
                <text:p text:style-name="P35">accès au web pour accéder aux ressources documentaire de HTML, CSS, <text:span text:style-name="T14">CherryPy</text:span>,...</text:p>
              </text:list-item>
            </text:list>
            <text:list xml:id="list85745147937802" text:continue-list="list1748786738" text:style-name="L3">
              <text:list-header>
                <text:p text:style-name="P34"/>
              </text:list-header>
              <text:list-item>
                <text:p text:style-name="P34">Connaissances de bases sur la programmation avec Python.</text:p>
                <text:p text:style-name="P34"><text:span text:style-name="T2">A</text:span>u travers de l'activité QCM Python, l'élève aura déjà abordé :</text:p>
              </text:list-item>
            </text:list>
            <text:list xml:id="list2457049636" text:style-name="L5">
              <text:list-item>
                <text:p text:style-name="P36">la création de fonction.</text:p>
              </text:list-item>
              <text:list-item>
                <text:p text:style-name="P36">le traitement des chaînes de caractères.</text:p>
              </text:list-item>
              <text:list-item>
                <text:p text:style-name="P37">la lecture de fichier dont la <text:span text:style-name="T8">spécification</text:span> est fournie (<text:span text:style-name="T13">.csv</text:span> dont les colonnes contiennent une information précise).</text:p>
              </text:list-item>
            </text:list>
            <text:p text:style-name="P15"><text:s text:c="6"/>Listes, tableau.</text:p>
            <text:list xml:id="list85745240574794" text:continue-list="list85745147937802" text:style-name="L3">
              <text:list-header>
                <text:p text:style-name="P34"/>
              </text:list-header>
              <text:list-item>
                <text:p text:style-name="P34">Connaissances sur la programmation de page web en HTML.</text:p>
              </text:list-item>
            </text:list>
            <text:list xml:id="list2768031662" text:style-name="L6">
              <text:list-item>
                <text:p text:style-name="P38">créer une page HTML.</text:p>
              </text:list-item>
              <text:list-item>
                <text:p text:style-name="P38">savoir créer et traiter un formulaire web.</text:p>
              </text:list-item>
              <text:list-item>
                <text:p text:style-name="P38">CSS.</text:p>
              </text:list-item>
              <text:list-item>
                <text:p text:style-name="P44">JavaScript peut être un plus.</text:p>
              </text:list-item>
            </text:list>
          </table:table-cell>
        </table:table-row>
        <table:table-row>
          <table:table-cell table:style-name="Tableau4.A2" office:value-type="string">
            <text:p text:style-name="P22"/>
          </table:table-cell>
          <table:covered-table-cell/>
        </table:table-row>
      </table:table>
      <text:p text:style-name="P12"/>
      <text:p text:style-name="P12"/>
      <table:table table:name="Tableau5" table:style-name="Tableau5">
        <table:table-column table:style-name="Tableau5.A" table:number-columns-repeated="2"/>
        <table:table-row>
          <table:table-cell table:style-name="Tableau5.A1" table:number-columns-spanned="2" office:value-type="string">
            <text:p text:style-name="P5">Lien programme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16"><text:span text:style-name="T3">Une des compétence élémentaire mise en œuvre est la division d'un problème en plusieurs sous problème. Celle-ce se retrouve en la création et </text:span><text:span text:style-name="T4">l'utilisation</text:span><text:span text:style-name="T3"> de sous fonctions permettant de réaliser des tâches mais répétitives que d'implém</text:span><text:span text:style-name="T4">e</text:span><text:span text:style-name="T3">nter quelques grosses procédures incluant plusieurs tâches.</text:span></text:p>
            <text:p text:style-name="P16"/>
            <text:p text:style-name="P11"><text:span text:style-name="T3">Les notions du monde de la programmation objet sont abordées </text:span><text:span text:style-name="T5">implicitement</text:span><text:span text:style-name="T3"> dans la mesure où le module CherryPy :</text:span></text:p>
            <text:p text:style-name="P45">- instancie un objet "site web" qu'il rend ensuite accessible via sa "partie serveur" ;</text:p>
            <text:p text:style-name="P11"><text:span text:style-name="T3">- </text:span><text:span text:style-name="T6">utilise les décorateurs (syntaxe qui peut être remplacée par l’affectation d’une variable à un booléen).</text:span></text:p>
            <text:p text:style-name="P18"/>
            <text:p text:style-name="P19">De plus, le déploiement d’un serveur web est de l’ordre du programme de Terminale. Cependant, les notions qui y sont liées sont abordées (non mise en œuvre) en SNT, ce qui peut être ici une manière, pour les élèves d’appréhender, tout du moins, la mise en application.</text:p>
            <text:p text:style-name="P19"/>
            <text:p text:style-name="P20"><text:span text:style-name="T19">(</text:span>On notera qu’il est fait mention un plus grand nombre de fois à la notion de « client-serveu<text:span text:style-name="T18">r »</text:span> dans le programme de 1ère que dans celui de Terminale.<text:span text:style-name="T19">)</text:span></text:p>
          </table:table-cell>
          <table:covered-table-cell/>
        </table:table-row>
        <table:table-row>
          <table:table-cell table:style-name="Tableau5.A3" table:number-columns-spanned="2" office:value-type="string">
            <text:p text:style-name="P7">1ère</text:p>
          </table:table-cell>
          <table:covered-table-cell/>
        </table:table-row>
        <table:table-row>
          <table:table-cell table:style-name="Tableau5.A4" office:value-type="string">
            <text:p text:style-name="P7">Représentation des données: types construits</text:p>
          </table:table-cell>
          <table:table-cell table:style-name="Tableau5.B4" office:value-type="string">
            <text:list xml:id="list2162799193" text:style-name="L7">
              <text:list-item>
                <text:p text:style-name="P39">p-uplets.</text:p>
              </text:list-item>
              <text:list-item>
                <text:p text:style-name="P40">Tableau indexé.</text:p>
              </text:list-item>
            </text:list>
          </table:table-cell>
        </table:table-row>
        <table:table-row>
          <table:table-cell table:style-name="Tableau5.A6" office:value-type="string">
            <text:p text:style-name="P7">Traitement de données en table</text:p>
          </table:table-cell>
          <table:table-cell table:style-name="Tableau5.B5" office:value-type="string">
            <text:list xml:id="list85744923945619" text:continue-numbering="true" text:style-name="L7">
              <text:list-item>
                <text:p text:style-name="P39">Indexation de tables.</text:p>
              </text:list-item>
            </text:list>
          </table:table-cell>
        </table:table-row>
        <table:table-row>
          <table:table-cell table:style-name="Tableau5.A6" office:value-type="string">
            <text:p text:style-name="P7">Interactions entre l’homme et la machine sur le Web </text:p>
          </table:table-cell>
          <table:table-cell table:style-name="Tableau5.B6" office:value-type="string">
            <text:list xml:id="list85744702577108" text:continue-numbering="true" text:style-name="L7">
              <text:list-item>
                <text:p text:style-name="P31">Interaction avec l’utilisateur dans une page Web</text:p>
              </text:list-item>
              <text:list-item>
                <text:p text:style-name="P39">Interaction client-serveur.</text:p>
              </text:list-item>
              <text:list-item>
                <text:p text:style-name="P39">Formulaire d’une page Web.</text:p>
              </text:list-item>
            </text:list>
          </table:table-cell>
        </table:table-row>
        <table:table-row>
          <table:table-cell table:style-name="Tableau5.A7" office:value-type="string">
            <text:p text:style-name="P7">Langages et programmation</text:p>
          </table:table-cell>
          <table:table-cell table:style-name="Tableau5.B7" office:value-type="string">
            <text:list xml:id="list85743944697028" text:continue-numbering="true" text:style-name="L7">
              <text:list-item>
                <text:p text:style-name="P31">Constructions élémentaires.</text:p>
              </text:list-item>
              <text:list-item>
                <text:p text:style-name="P39">Spécification.</text:p>
              </text:list-item>
              <text:list-item>
                <text:p text:style-name="P39"><text:span text:style-name="T9">U</text:span>tilisation de bibliothèques.</text:p>
              </text:list-item>
            </text:list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23">Terminale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17">Cette activité peut être abordée en Terminale.</text:p>
            <text:p text:style-name="P17">Dès lors, il est possible de la modifier afin :</text:p>
            <text:p text:style-name="P17"/>
            <text:list xml:id="list4071256180" text:style-name="L8">
              <text:list-item>
                <text:p text:style-name="P41">d'implémenter une base de données pour le stockage des données du QCM, des données utilisateur et des scores.</text:p>
              </text:list-item>
              <text:list-item>
                <text:p text:style-name="P43">de communiquer avec une API Rest afin de récolter le questionnaire du QCM (voir <text:span text:style-name="T11">par exemple </text:span>https://openquizzdb.org).</text:p>
              </text:list-item>
            </text:list>
          </table:table-cell>
          <table:covered-table-cell/>
        </table:table-row>
        <table:table-row>
          <table:table-cell table:style-name="Tableau6.A3" office:value-type="string">
            <text:p text:style-name="P6">Structures de données</text:p>
          </table:table-cell>
          <table:table-cell table:style-name="Tableau6.B3" office:value-type="string">
            <text:p text:style-name="P24">Structures de données, interface et implémentation. <text:span text:style-name="T17">Programmation Objet.</text:span></text:p>
          </table:table-cell>
        </table:table-row>
        <table:table-row>
          <table:table-cell table:style-name="Tableau6.A4" office:value-type="string">
            <text:p text:style-name="P6">Bases de données</text:p>
          </table:table-cell>
          <table:table-cell table:style-name="Tableau6.B4" office:value-type="string">
            <text:p text:style-name="P24"/>
          </table:table-cell>
        </table:table-row>
        <table:table-row>
          <table:table-cell table:style-name="Tableau6.A5" office:value-type="string">
            <text:p text:style-name="P6">Langages et programmation</text:p>
          </table:table-cell>
          <table:table-cell table:style-name="Tableau6.B5" office:value-type="string">
            <text:p text:style-name="P29">Modularité : Utiliser des API.</text:p>
          </table:table-cell>
        </table:table-row>
      </table:table>
      <text:p text:style-name="P12"/>
      <text:p text:style-name="P12"/>
      <text:p text:style-name="P46">NB : Fiches d’activité pour guider les élèves dans la réalisation du projet en cours de réda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4T08:57:43.154689360</dc:date>
    <meta:editing-duration>PT1H40M52S</meta:editing-duration>
    <meta:editing-cycles>55</meta:editing-cycles>
    <meta:generator>LibreOffice/6.0.7.3$Linux_X86_64 LibreOffice_project/00m0$Build-3</meta:generator>
    <meta:document-statistic meta:table-count="7" meta:image-count="0" meta:object-count="0" meta:page-count="2" meta:paragraph-count="78" meta:word-count="724" meta:character-count="4482" meta:non-whitespace-character-count="3862"/>
  </office:meta>
</office:document-meta>
</file>